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ACEDCC088403A5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3.75cm"/>
      <style:paragraph-properties style:writing-mode="lr-tb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532cm" fo:min-width="1.001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="Extrémités_20_de_20_flèche_20_1" draw:marker-start-width="0.45cm" draw:marker-end="Extrémités_20_de_20_flèche_20_2" draw:marker-end-width="0.4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9" style:family="graphic" style:parent-style-name="objectwithoutfill">
      <style:graphic-properties svg:stroke-width="0.1cm" svg:stroke-color="#000000" draw:marker-start="Extrémités_20_de_20_flèche_20_5" draw:marker-start-width="0.4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00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.25cm" svg:x="11.6cm" svg:y="5.9cm">
          <text:p text:style-name="P1">API Pani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25cm" svg:height="2.25cm" svg:x="11.45cm" svg:y="10.2cm">
          <text:p text:style-name="P1">API Command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25cm" svg:x="11.6cm" svg:y="5.9cm">
          <text:p text:style-name="P1">API Menu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2.25cm" svg:x="11.6cm" svg:y="1.65cm">
          <text:p text:style-name="P1">API Plats et Utilisateu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25cm" svg:x="17.6cm" svg:y="1.9cm">
          <text:p text:style-name="P1">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5cm" svg:height="1.25cm" svg:x="17.55cm" svg:y="6.4cm">
          <text:p text:style-name="P1">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5cm" svg:height="1.25cm" svg:x="17.55cm" svg:y="10.8cm">
          <text:p text:style-name="P1">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frame draw:style-name="gr4" draw:text-style-name="P3" draw:layer="layout" svg:width="3.977cm" svg:height="3.977cm" svg:x="0.35cm" svg:y="5.4cm">
            <draw:image xlink:href="Pictures/100000010000020000000200ACEDCC088403A528.png" xlink:type="simple" xlink:show="embed" xlink:actuate="onLoad" draw:mime-type="image/png">
              <text:p/>
            </draw:image>
          </draw:frame>
          <draw:frame draw:style-name="gr5" draw:text-style-name="P4" draw:layer="layout" svg:width="1.666cm" svg:height="0.962cm" svg:x="1.5cm" svg:y="6.35cm">
            <draw:text-box>
              <text:p>IHM</text:p>
            </draw:text-box>
          </draw:frame>
        </draw:g>
        <draw:line draw:style-name="gr6" draw:text-style-name="P5" draw:layer="layout" svg:x1="13.6cm" svg:y1="5.9cm" svg:x2="13.6cm" svg:y2="3.9cm">
          <text:p/>
        </draw:line>
        <draw:line draw:style-name="gr6" draw:text-style-name="P5" draw:layer="layout" svg:x1="13.6cm" svg:y1="10.2cm" svg:x2="13.6cm" svg:y2="8.2cm">
          <text:p/>
        </draw:line>
        <draw:line draw:style-name="gr6" draw:text-style-name="P5" draw:layer="layout" svg:x1="15.6cm" svg:y1="2.65cm" svg:x2="17.6cm" svg:y2="2.65cm">
          <text:p/>
        </draw:line>
        <draw:line draw:style-name="gr6" draw:text-style-name="P5" draw:layer="layout" svg:x1="15.6cm" svg:y1="7.05cm" svg:x2="17.6cm" svg:y2="7.05cm">
          <text:p/>
        </draw:line>
        <draw:line draw:style-name="gr6" draw:text-style-name="P5" draw:layer="layout" svg:x1="15.6cm" svg:y1="11.45cm" svg:x2="17.6cm" svg:y2="11.45cm">
          <text:p/>
        </draw:line>
        <draw:line draw:style-name="gr6" draw:text-style-name="P5" draw:layer="layout" svg:x1="4.1cm" svg:y1="6.9cm" svg:x2="11.6cm" svg:y2="2.9cm">
          <text:p/>
        </draw:line>
        <draw:line draw:style-name="gr6" draw:text-style-name="P5" draw:layer="layout" svg:x1="4.1cm" svg:y1="7.2cm" svg:x2="11.6cm" svg:y2="7.2cm">
          <text:p/>
        </draw:line>
        <draw:line draw:style-name="gr6" draw:text-style-name="P5" draw:layer="layout" svg:x1="4.1cm" svg:y1="7.6cm" svg:x2="11.6cm" svg:y2="11.4cm">
          <text:p/>
        </draw:line>
        <draw:frame draw:style-name="gr7" draw:text-style-name="P6" draw:layer="layout" svg:width="2.25cm" svg:height="1.039cm" svg:x="17.3cm" svg:y="3.3cm">
          <draw:text-box>
            <text:p><text:span text:style-name="T1">Plats et Utilisateurs</text:span></text:p>
          </draw:text-box>
        </draw:frame>
        <draw:frame draw:style-name="gr8" draw:text-style-name="P6" draw:layer="layout" svg:width="2.25cm" svg:height="0.645cm" svg:x="17.3cm" svg:y="7.701cm">
          <draw:text-box>
            <text:p><text:span text:style-name="T1">Menus</text:span></text:p>
          </draw:text-box>
        </draw:frame>
        <draw:frame draw:style-name="gr7" draw:text-style-name="P6" draw:layer="layout" svg:width="2.8cm" svg:height="1.039cm" svg:x="17.3cm" svg:y="12.302cm">
          <draw:text-box>
            <text:p><text:span text:style-name="T1">Commandes</text:span></text:p>
          </draw:text-box>
        </draw:frame>
        <draw:connector draw:style-name="gr9" draw:text-style-name="P3" draw:layer="layout" draw:line-skew="0.699cm 4.399cm -0.499cm" svg:x1="13.575cm" svg:y1="12.45cm" svg:x2="13.6cm" svg:y2="1.65cm" draw:start-shape="id1" draw:start-glue-point="2" draw:end-shape="id2" draw:end-glue-point="0" svg:d="M13575 12450v1200h7025v-13000h-7000v1000" svg:viewBox="0 0 7026 1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9T14:35:43.988000000</meta:creation-date>
    <dc:date>2026-03-29T22:20:54.640000000</dc:date>
    <meta:editing-duration>PT13M35S</meta:editing-duration>
    <meta:editing-cycles>8</meta:editing-cycles>
    <meta:generator>LibreOffice/7.4.3.2$Windows_X86_64 LibreOffice_project/1048a8393ae2eeec98dff31b5c133c5f1d08b890</meta:generator>
    <meta:document-statistic meta:object-count="22"/>
  </office:meta>
</office:document-meta>
</file>